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05A1108F967.png" manifest:media-type="image/png"/>
  <manifest:file-entry manifest:full-path="Pictures/10138AEB000016FB00000953AAC8724E.svg" manifest:media-type="image/svg+xml"/>
  <manifest:file-entry manifest:full-path="Pictures/10000001000002BF000002C8638F2413.png" manifest:media-type="image/png"/>
  <manifest:file-entry manifest:full-path="Pictures/100580300000506D000051692A48884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06cm" svg:height="5.371cm" svg:x="2.587cm" svg:y="10.551cm">
          <draw:image xlink:href="Pictures/100580300000506D000051692A48884A.svg" xlink:type="simple" xlink:show="embed" xlink:actuate="onLoad" draw:mime-type="image/svg+xml">
            <text:p/>
          </draw:image>
          <draw:image xlink:href="Pictures/10000001000002BF000002C8638F2413.png" xlink:type="simple" xlink:show="embed" xlink:actuate="onLoad" draw:mime-type="image/png"/>
        </draw:frame>
        <draw:frame draw:style-name="gr1" draw:text-style-name="P1" draw:layer="layout" svg:width="11.085cm" svg:height="4.497cm" svg:x="7.895cm" svg:y="10.39cm">
          <draw:image xlink:href="Pictures/10138AEB000016FB00000953AAC8724E.svg" xlink:type="simple" xlink:show="embed" xlink:actuate="onLoad" draw:mime-type="image/svg+xml">
            <text:p/>
          </draw:image>
          <draw:image xlink:href="Pictures/10000001000000DE0000005A1108F96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car Barquero</meta:initial-creator>
    <meta:creation-date>2025-07-24T16:29:53.059656204</meta:creation-date>
    <dc:date>2025-07-24T18:48:34.036892222</dc:date>
    <dc:creator>Óscar Barquero-Pérez</dc:creator>
    <meta:editing-duration>PT7M46S</meta:editing-duration>
    <meta:editing-cycles>2</meta:editing-cycles>
    <meta:generator>LibreOffice/24.2.7.2$Linux_X86_64 LibreOffice_project/420$Build-2</meta:generator>
    <meta:document-statistic meta:object-count="2"/>
  </office:meta>
</office:document-meta>
</file>